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ff00"/>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ron Data Analysis </text:p>
      <text:p text:style-name="Standard"/>
      <text:p text:style-name="Standard"/>
      <text:p text:style-name="Standard"/>
      <text:p text:style-name="P1">The Enron Email Dataset </text:p>
      <text:p text:style-name="P1">Database Schema and Brief Statistical Report1</text:p>
      <text:p text:style-name="P1"><text:s/></text:p>
      <text:p text:style-name="P1">Jitesh Shetty Jafar Adibi University of Southern California </text:p>
      <text:p text:style-name="P1">Los Angeles, CA </text:p>
      <text:p text:style-name="P1">jshetty@usc.edu </text:p>
      <text:p text:style-name="P1"><text:s/></text:p>
      <text:p text:style-name="P1">USC Information Sciences Institute </text:p>
      <text:p text:style-name="P1">Marina del Rey, CA </text:p>
      <text:p text:style-name="P1">adibi@isi.edu </text:p>
      <text:p text:style-name="Standard"/>
      <text:p text:style-name="Standard">They plotted the </text:p>
      <text:list xml:id="list1330983117" text:style-name="L1">
        <text:list-item>
          <text:p text:style-name="P2">count-VS-time </text:p>
        </text:list-item>
        <text:list-item>
          <text:p text:style-name="P2"><text:s/>count-vs-Employee</text:p>
        </text:list-item>
        <text:list-item>
          <text:p text:style-name="P2">Social Network of people</text:p>
        </text:list-item>
      </text:list>
      <text:p text:style-name="Standard"/>
      <text:p text:style-name="Standard">One possible application of Enron data corpus could be in prioritizing emails. It can be used in training system that learn and organize for ex Mobile assistant. It could be used to guage workplace envirno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1-29T22:15:16</meta:creation-date>
    <dc:date>2014-01-29T23:10:43</dc:date>
    <dc:creator>tanay </dc:creator>
    <meta:editing-duration>PT25M2S</meta:editing-duration>
    <meta:editing-cycles>2</meta:editing-cycles>
    <meta:generator>LibreOffice/3.5$Linux_X86_64 LibreOffice_project/350m1$Build-2</meta:generator>
    <meta:document-statistic meta:table-count="0" meta:image-count="0" meta:object-count="0" meta:page-count="1" meta:paragraph-count="16" meta:word-count="81" meta:character-count="547" meta:non-whitespace-character-count="460"/>
  </office:meta>
</office:document-meta>
</file>